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color="#FF0000"/>
    </style:style>
    <style:style style:name="P3" style:parent-style-name="Standard" style:family="paragraph">
      <style:paragraph-properties fo:break-before="page"/>
    </style:style>
    <style:style style:name="P4" style:parent-style-name="Heading1" style:family="paragraph">
      <style:paragraph-properties fo:break-before="page"/>
    </style:style>
    <style:style style:name="P5" style:parent-style-name="Textbody" style:family="paragraph">
      <style:text-properties fo:color="#FF0000"/>
    </style:style>
    <style:style style:name="P6" style:parent-style-name="Heading1" style:family="paragraph">
      <style:paragraph-properties fo:break-before="page"/>
    </style:style>
    <style:style style:name="P7" style:parent-style-name="Textbody" style:family="paragraph">
      <style:text-properties fo:color="#FF0000"/>
    </style:style>
    <style:style style:name="P8" style:parent-style-name="Textbody" style:family="paragraph">
      <style:text-properties fo:color="#FF0000"/>
    </style:style>
    <style:style style:name="P9" style:parent-style-name="ContentsHeading" style:family="paragraph">
      <style:paragraph-properties fo:break-before="page">
        <style:tab-stops>
          <style:tab-stop style:type="right" style:leader-style="dotted" style:leader-text="." style:position="6.5319in"/>
        </style:tab-stops>
      </style:paragraph-properties>
    </style:style>
    <style:style style:name="P10" style:parent-style-name="Heading1" style:family="paragraph">
      <style:text-properties style:font-name="Arial" style:font-name-complex="Arial"/>
    </style:style>
    <style:style style:name="P11" style:parent-style-name="Textbody" style:family="paragraph">
      <style:paragraph-properties fo:break-before="page"/>
      <style:text-properties style:font-name="Arial" style:font-name-complex="Arial"/>
    </style:style>
    <style:style style:name="P12" style:parent-style-name="Heading1" style:family="paragraph">
      <style:text-properties style:font-name="Arial" style:font-name-complex="Arial"/>
    </style:style>
    <style:style style:name="P13" style:parent-style-name="Heading2" style:family="paragraph">
      <style:text-properties style:font-name="Arial" style:font-name-complex="Arial"/>
    </style:style>
    <style:style style:name="P14" style:parent-style-name="Footnote" style:family="paragraph">
      <style:paragraph-properties fo:text-align="justify"/>
    </style:style>
    <style:style style:name="P15" style:parent-style-name="Footnote" style:family="paragraph">
      <style:paragraph-properties fo:text-align="justify"/>
    </style:style>
    <style:style style:name="P16" style:parent-style-name="Footnote" style:family="paragraph">
      <style:paragraph-properties fo:text-align="justify"/>
    </style:style>
    <style:style style:name="P17" style:parent-style-name="Heading2" style:family="paragraph">
      <style:text-properties style:font-name="Arial" style:font-name-complex="Arial"/>
    </style:style>
    <style:style style:name="P18" style:parent-style-name="Heading3" style:family="paragraph">
      <style:text-properties style:font-name="Arial" style:font-name-complex="Arial"/>
    </style:style>
    <style:style style:name="P19" style:parent-style-name="Footnote" style:family="paragraph">
      <style:paragraph-properties fo:text-align="justify"/>
    </style:style>
    <style:style style:name="P20" style:parent-style-name="Heading3" style:family="paragraph">
      <style:text-properties style:font-name="Arial" style:font-name-complex="Arial"/>
    </style:style>
    <style:style style:name="P21" style:parent-style-name="Footnote" style:family="paragraph">
      <style:paragraph-properties fo:text-align="justify"/>
    </style:style>
    <style:style style:name="P22" style:parent-style-name="Notedebasdepage" style:family="paragraph">
      <style:paragraph-properties fo:text-align="justify"/>
    </style:style>
    <style:style style:name="T23" style:parent-style-name="Policepardéfaut" style:family="text">
      <style:text-properties style:font-name="Arial" style:font-name-complex="Arial" fo:font-weight="bold" style:font-weight-asian="bold" fo:font-style="italic" style:font-style-asian="italic" fo:font-size="14pt" style:font-size-asian="14pt" style:font-size-complex="14pt"/>
    </style:style>
    <style:style style:name="T24" style:parent-style-name="Policepardéfaut" style:family="text">
      <style:text-properties fo:font-style="italic" style:font-style-asian="italic"/>
    </style:style>
    <style:style style:name="T25" style:parent-style-name="Appelnotedebasdep." style:family="text">
      <style:text-properties fo:font-style="italic" style:font-style-asian="italic"/>
    </style:style>
    <style:style style:name="T26" style:parent-style-name="Policepardéfaut" style:family="text">
      <style:text-properties style:font-name="Times New Roman" style:font-name-complex="Times New Roman"/>
    </style:style>
    <style:style style:name="T27" style:parent-style-name="Policepardéfaut" style:family="text">
      <style:text-properties style:font-name="Arial" style:font-name-complex="Arial" fo:font-weight="bold" style:font-weight-asian="bold" fo:font-size="14pt" style:font-size-asian="14pt" style:font-size-complex="14pt"/>
    </style:style>
  </office:automatic-styles>
  <office:body>
    <office:text text:use-soft-page-breaks="true">
      <text:p text:style-name="P1">Université paris 8</text:p>
      <text:p text:style-name="Standard">IUT MONTREUIL</text:p>
      <text:p text:style-name="Standard">Projet Bomberdose</text:p>
      <text:p text:style-name="Standard">Réalisé par Quentin Leuly (GI), Francisco Micaelli (IN), Olivier Solliec (IN)</text:p>
      <text:p text:style-name="Standard">Tuteur : Dario Vieira</text:p>
      <text:p text:style-name="Standard">Le XX avril 2010</text:p>
      <text:p text:style-name="Standard"/>
      <text:p text:style-name="P2">à mettre en page,<text:s/>j'ai la flemme</text:p>
      <text:p text:style-name="P3"/>
      <text:soft-page-break/>
      <text:p text:style-name="P4">Résumé du rapport</text:p>
      <text:p text:style-name="P5">(on fera a la fin)</text:p>
      <text:p text:style-name="Textbody"/>
      <text:soft-page-break/>
      <text:p text:style-name="P6">Summary</text:p>
      <text:p text:style-name="P7">pareil</text:p>
      <text:p text:style-name="Contents3"/>
      <text:p text:style-name="Contents3"/>
      <text:p text:style-name="Contents3"/>
      <text:p text:style-name="P8">(Ne rien modifier, c automatique avec les styles)</text:p>
      <text:p text:style-name="Textbody"/>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9">Sommaire</text:p>
          <text:p text:style-name="Contents1">Résumé du rapport<text:tab/>3</text:p>
          <text:p text:style-name="Contents1">Summary<text:tab/>4</text:p>
          <text:p text:style-name="Contents1">Introduction<text:tab/>6</text:p>
          <text:p text:style-name="Contents1">Justification du projet<text:tab/>6</text:p>
          <text:p text:style-name="Contents1">Analyse de l'existant<text:tab/>6</text:p>
          <text:p text:style-name="Contents1">Jeu<text:s/>original<text:tab/>6</text:p>
          <text:p text:style-name="Contents1">Projets concurrents/voisins<text:tab/>7</text:p>
          <text:p text:style-name="Contents1">Développement<text:tab/>7</text:p>
          <text:p text:style-name="Contents2">La démarche<text:tab/>7</text:p>
          <text:p text:style-name="Contents2">La réalisation<text:tab/>7</text:p>
          <text:p text:style-name="Contents3">Le cahier des charges<text:tab/>7</text:p>
          <text:p text:style-name="Contents3">La répartition des tâches<text:tab/>8</text:p>
          <text:p text:style-name="Contents3">Manuel utilisateur<text:tab/>8</text:p>
          <text:p text:style-name="Contents3">Le langage C++ et la bibliothèque SFML<text:tab/>9</text:p>
        </text:index-body>
      </text:table-of-content>
      <text:p text:style-name="Contents3"/>
      <text:p text:style-name="P10"/>
      <text:p text:style-name="P11"/>
      <text:p text:style-name="P12">Introduction</text:p>
      <text:p text:style-name="P13">Justification du projet</text:p>
      <text:p text:style-name="Textbody">Nous allons<text:s/>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body">Ainsi, Bomberdose nous a semblé une bonne plate-forme pour intégrer les connaissances que nous avons acquises tout au long du DUT informatique, que ce soient modélisation UML<text:s/>et Merise, algorithmique et programmation temps réel ou protocoles réseaux et sockets.</text:p>
      <text:p text:style-name="Textbody">De plus, nous avons décidé d'apprendre un nouveau langage de programmation, le C++. Etant donné que la formation à l'IUT en programmation est presque uniquement centrée<text:s/>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notedebasdep."><text:note text:note-class="footnote" text:id="_ftn0"><text:note-citation>1</text:note-citation><text:note-body><text:p text:style-name="P14">Sourceforge.net, le c++ est en deuxième position avec 33520 projets après le java (42179), mars 2010</text:p></text:note-body></text:note></text:span>, et bien qu'ancien, ce langage est toujours assez important dans le monde du logiciel propriétaire.</text:p>
      <text:p text:style-name="Textbody">Enfin, il s'agit d'un bon exercice au maniement des logiciels de contrôle de versions (nous avons personnellement choisi SVN, appelé encore subversion, et notre code est disponible sur googlecode<text:span text:style-name="Appelnotedebasdep."><text:note text:note-class="footnote" text:id="_ftn1"><text:note-citation>2</text:note-citation><text:note-body><text:p text:style-name="P15">http://code.google.com/p/bomberdose/</text:p></text:note-body></text:note></text:span><text:s/>en licence new BSD<text:span text:style-name="Appelnotedebasdep."><text:note text:note-class="footnote" text:id="_ftn2"><text:note-citation>3</text:note-citation><text:note-body><text:p text:style-name="P16">Annexe 1 – Licence<text:s/>new BSD</text:p></text:note-body></text:note></text:span>), qui sont indispensables au bon déroulement d'un projet open-source.</text:p>
      <text:p text:style-name="P17">Analyse de l'existant</text:p>
      <text:p text:style-name="P18">Jeu original</text:p>
      <text:p text:style-name="Textbody">Est ce qu'on décrit le fonctionnement du jeu ici, ou on le foutra ds le manuel utilisateur</text:p>
      <text:p text:style-name="Textbody">Le jeu original sur lequel est basé notre projet,<text:s/>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19">http://en.wikipedia.org/wiki/Bomberman</text:p></text:note-body></text:note></text:span><text:s/>dans le monde entier. Etant l'un des pionniers des jeux multi-joueurs, il s'est rapidement établi comme référence dans le monde du jeu vidéo, notamment sur console Nintendo.</text:p>
      <text:soft-page-break/>
      <text:p text:style-name="P20">Projets concurrents/voisins</text:p>
      <text:p text:style-name="Textbody">Lors de notre recherche à la bibliothèque de l'iut sur les projets de fin d'années réalisés par les anciens élèves, nous sommes tombés sur un Bomberman-like réalisé en Java en 2007, à l'aide de la bibliothèque JADE<text:span text:style-name="Appelnotedebasdep."><text:note text:note-class="footnote" text:id="_ftn4"><text:note-citation>5</text:note-citation><text:note-body><text:p text:style-name="P21">Bibliothèque pour le Java permettant l'implémentation de systèmes multi-agents, mettant à disposition de l'utilisateur des outils graphiques pour les phases de débugging<text:s/>et déploiement.</text:p></text:note-body></text:note></text:span>.</text:p>
      <text:p text:style-name="Textbody">Il était donc possible de réaliser un Bomberman-like qui respecte les spécifications du projet de fin d'année demandés par l'iut, même s'il ce projet ne correspond pas tout à fait à nos objectifs (langage différent, utilisation sockets).</text:p>
      <text:p text:style-name="Text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p text:style-name="Heading1">Développement</text:p>
      <text:p text:style-name="Heading2">La démarche</text:p>
      <text:p text:style-name="Textbody">Le développement du Bomberdose a été divisé en trois grandes parties. Le premier est le réseau, c’est-à-dire la communication entre plusieurs machines via des échanges de socket<text:span text:style-name="Appelnotedebasdep."><text:note text:note-class="footnote" text:id="_ftn5"><text:note-citation>6</text:note-citation><text:note-body><text:p text:style-name="P22"><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text:s/>représentation du programme via l’interface utilisateur. Ces trois grandes parties seront étudiées de manière plus approfondie.</text:p>
      <text:p text:style-name="Heading2">La réalisation</text:p>
      <text:p text:style-name="Heading3">Le cahier des charges</text:p>
      <text:p text:style-name="Text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text:s/>cinq<text:s/>avec la gestion de sept<text:s/>malus ; le Bomberdose sera intégralement codé en langage C++ grâce à la<text:s/><text:soft-page-break/>bibliothèque SFML<text:span text:style-name="Appelnotedebasdep."><text:note text:note-class="footnote" text:id="_ftn6"><text:note-citation>7</text:note-citation><text:note-body><text:p text:style-name="Notedebasde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notedebasdep."><text:note text:note-class="footnote" text:id="_ftn7"><text:note-citation>8</text:note-citation><text:note-body><text:p text:style-name="Notedebasde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text:s/>facilement repris par les futurs étudiants de deuxième année, si ils veulent<text:s/>l’améliorer, ou implémenter de nouvelles fonctionnalités.</text:p>
      <text:p text:style-name="Heading3">La répartition des tâches</text:p>
      <text:p text:style-name="Text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notedebasdep."><text:note text:note-class="footnote" text:id="_ftn8"><text:note-citation>9</text:note-citation><text:note-body><text:p text:style-name="Notedebasdepage"><text:s/>Terme de management signifiant la date du commencement limite pour ne pas que le projet soit retardé.</text:p></text:note-body></text:note></text:span>».<text:s/>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p text:style-name="Heading3">Manuel utilisateur</text:p>
      <text:p text:style-name="Textbody">Bienvenue dans le jeu du Bomberdose !</text:p>
      <text:p text:style-name="Textbody">Bomberdose est un jeu multijoueur en réseau, en temps réel, où il faut<text:s/>poser des bombes afin de se débarrasser de ses adversaires pour remporter la partie.</text:p>
      <text:p text:style-name="Textbody">Il est possible de ramasser des bonus pour augmenter ses aptitudes, cependant attention aux malus, qui sont aussi dangereux que les bonus sont utiles!</text:p>
      <text:p text:style-name="Textbody">Ces bonus se cachent<text:s/>dans des murs cassables, que vous apprendrez vite à distinguer des murs incassables si vous souhaitez avoir une chance de survie dans BomberDose.</text:p>
      <text:p text:style-name="Textbody">Un jeu se caractérise par plusieurs parties et par des règles que nous allons aborder par la suite. Tant que<text:s/>personne n'a gagné autant de parties que le score prédéfini, une nouvelle partie sera lancée.</text:p>
      <text:soft-page-break/>
      <text:p text:style-name="Textbody">Pour commencer à jouer, il faut tout d'abord lancer l'exécutable « serveurBomberdose » sur la machine qui servira d'hébergeur pour la partie, avec en paramètre le<text:s/>nombre de joueurs que vous souhaitez avoir en jeu, vous y compris. Ce nombre doit être compris entre 2 et 4 inclus.</text:p>
      <text:p text:style-name="Textbody">Vous allez ensuite être amenés à configurer les règles du jeu pour les parties (attention, ces règles sont les mêmes pour toutes les parties d'un jeu).</text:p>
      <text:p text:style-name="Textbody">Premièrement, il vous faut entrer le nombre de bonus de bombes, qui permettent aux joueurs qui les ramassent d'augmenter le nombre de bombes qu'ils peuvent poser.</text:p>
      <text:p text:style-name="Textbody">Ensuite, le nombre de bonus de flamme doit être inscrit, ce bonus augmente d'une<text:s/>case la portée des bombes du joueur qui en bénéficie.</text:p>
      <text:p text:style-name="Textbody">Vient ensuite le nombre de bonus de roller, qui permettent d'augmenter sa vitesse de déplacement.</text:p>
      <text:p text:style-name="Textbody">Enfin, il faut régler le nombre de malus qui se cacheront dans les murs cassables du jeu.</text:p>
      <text:p text:style-name="Textbody">Attention<text:s/>cependant, le nombre cumulé de bonus/malus ne doit pas être supérieur à 80.</text:p>
      <text:p text:style-name="Textbody">Une fois le nombre de bonus/malus réglé, vous avez la possibilité de déclarer le score à atteindre pour qu'un joueur gagne le jeu (si vous mettez 3, il y aura autant de parties qu'il faudra avant qu'un joueur atteigne 3).</text:p>
      <text:p text:style-name="Text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body">Attention, un seul client peut être lancé par machine, et chaque client prend en paramètre l'adresse<text:s/>IP<text:s/>du serveur (qu'il est possible de voir sur la machine serveur).</text:p>
      <text:p text:style-name="Textbody"/>
      <text:soft-page-break/>
      <text:p text:style-name="Heading3">Le langage C++ et la bibliothèque SFML</text:p>
      <text:p text:style-name="Textbody">Le C++<text:s/>est actuellement le quatrième langage de programmation le plus utilisé au monde<text:span text:style-name="Appelnotedebasdep."><text:note text:note-class="footnote" text:id="_ftn9"><text:note-citation>10</text:note-citation><text:note-body><text:p text:style-name="Notedebasdepage"><text:s/>http://www.tiobe.com/index.php/content/paperinfo/tpci/index.html</text:p></text:note-body></text:note></text:span><text:s/>(premier si on le regroupe avec le C). Il permet la programmation orientée objet que nous avons exploité pour le Bomberdose. Nous avons décidé d’utiliser le C++ pour plusieurs raisons. Tout d’abord, c’est un langage que nous n’apprenons pas dans l’établissement,<text:s/>où<text:s/>est plutôt<text:s/>enseigné<text:s/>Java. Le C++ est beaucoup plus puissant, car il permet de contrôler les adresses mémoires, et est beaucoup plus rapide. De plus, c’est un langage très rapide. Par contre, le langage est beaucoup plus difficile, et la syntaxe plus dur à assimiler.</text:p>
      <text:p text:style-name="Textbody">La SFML est une bibliothèque écrite en C++, et peut être utilisée dans d’autres langages que nous n’utiliserons pas. Nous avons choisis cette bibliothèque pour ses caractéristiques bien précises.</text:p>
      <text:p text:style-name="Textbody">Premièrement c’est une bibliothèque portable, c'est-à-dire que l’on peut la compiler quelque soit le système d’exploitation, et nous permet de remplir la condition de portabilité citée dans le cahier des charges.</text:p>
      <text:p text:style-name="Textbody">Ensuite, c’est une bibliothèque très facile à utiliser, avec une documentation complète sur le site internet,<text:s/>des exemples pour chaque méthode, et des explications pour chaque classe.</text:p>
      <text:p text:style-name="Text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body">La SFML permet une implémentation très simplifié de la partie graphique. Elle a en effet une classe appelée « RenderWindow »<text:s/><text:s/>qui simplifie les rendus en 2D.</text:p>
      <text:p text:style-name="Textbody">Enfin, la SFML dispose de plusieurs classes réseau qui permet une utilisation très simple et intuitive, telles que « SocketUDP », « SocketTCP » et « IPAdress » qui seront détaillées par la suite.</text:p>
      <text:p text:style-name="Textbody"/>
      <text:p text:style-name="Textbody"/>
      <text:p text:style-name="Textbody"/>
      <text:p text:style-name="Textbody"/>
      <text:soft-page-break/>
      <text:p text:style-name="Textbody"><text:span text:style-name="T23">Le moteur de jeu</text:span></text:p>
      <text:p text:style-name="Textbody">Le concept de<text:s/>« moteur de jeu »<text:s/>est très flou. La définition générale est « <text:span text:style-name="T24">Un moteur de jeu est le regroupement de l'ensemble des moteurs spécialisés nécessaires à la réalisation d'un jeu</text:span><text:span text:style-name="T25"><text:note text:note-class="footnote" text:id="_ftn10"><text:note-citation>11</text:note-citation><text:note-body><text:p text:style-name="Notedebasdepage"><text:s/><text:span text:style-name="T26">http://fr.wikipedia.org/wiki/Moteur_de_jeux</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p text:style-name="Textbody"><text:span text:style-name="T27">Bomberdose</text:span></text:p>
      <text:p text:style-name="Textbody">La classe Bomberdose est la classe principale du moteur de jeu. Sa fonction principale est de créer le plateau de jeu, les joueurs,<text:s/>fixer le score à atteindre,<text:s/>le nombre de bonus et malus ainsi que le temps d’une part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otedefin" style:display-name="Note de fin" style:family="paragraph" style:parent-style-name="Normal">
      <style:text-properties fo:font-size="10pt" style:font-size-asian="10pt" style:font-size-complex="10pt" fo:hyphenate="false"/>
    </style:style>
    <style:style style:name="Notedebasdepage" style:display-name="Note de bas de page" style:family="paragraph" style:parent-style-name="Normal">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Car" style:display-name="Pied de page Car" style:family="text" style:parent-style-name="Policepardéfaut"/>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10pt"/>
    </style:style>
    <style:style style:name="EndnoteSymbol" style:display-name="Endnote Symbol" style:family="text"/>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11</text:page-number>/<text:page-count>1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4-04T01:51:00Z</dc:date>
    <meta:template xlink:href="Normal.dotm" xlink:type="simple"/>
    <meta:editing-cycles>99</meta:editing-cycles>
    <meta:editing-duration>PT37380S</meta:editing-duration>
    <meta:document-statistic meta:page-count="11" meta:paragraph-count="23" meta:word-count="1820" meta:character-count="11811" meta:row-count="83" meta:non-whitespace-character-count="10014"/>
  </office:meta>
</office:document-meta>
</file>